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Footer">
      <style:text-properties officeooo:rsid="0015c972" officeooo:paragraph-rsid="0015c972"/>
    </style:style>
    <style:style style:name="P4" style:family="paragraph" style:parent-style-name="Standard">
      <style:text-properties officeooo:rsid="0015c972" officeooo:paragraph-rsid="0015c972"/>
    </style:style>
    <style:style style:name="P5" style:family="paragraph" style:parent-style-name="Standard">
      <style:text-properties officeooo:rsid="0015c972" officeooo:paragraph-rsid="0016b835"/>
    </style:style>
    <style:style style:name="P6" style:family="paragraph" style:parent-style-name="Standard">
      <style:text-properties officeooo:rsid="0015c972" officeooo:paragraph-rsid="00180fe9"/>
    </style:style>
    <style:style style:name="P7" style:family="paragraph" style:parent-style-name="Standard">
      <style:text-properties officeooo:rsid="0015c972" officeooo:paragraph-rsid="0018feea"/>
    </style:style>
    <style:style style:name="P8" style:family="paragraph" style:parent-style-name="Standard" style:list-style-name="L44">
      <style:text-properties officeooo:rsid="0015c972" officeooo:paragraph-rsid="0018feea"/>
    </style:style>
    <style:style style:name="P9" style:family="paragraph" style:parent-style-name="Standard">
      <style:text-properties officeooo:paragraph-rsid="0015c972"/>
    </style:style>
    <style:style style:name="P10" style:family="paragraph" style:parent-style-name="Standard" style:list-style-name="L1">
      <style:text-properties officeooo:paragraph-rsid="0015c972"/>
    </style:style>
    <style:style style:name="P11" style:family="paragraph" style:parent-style-name="Standard" style:list-style-name="L2">
      <style:text-properties officeooo:paragraph-rsid="0015c972"/>
    </style:style>
    <style:style style:name="P12" style:family="paragraph" style:parent-style-name="Standard" style:list-style-name="L3">
      <style:text-properties officeooo:paragraph-rsid="0015c972"/>
    </style:style>
    <style:style style:name="P13" style:family="paragraph" style:parent-style-name="Standard" style:list-style-name="L4">
      <style:text-properties officeooo:paragraph-rsid="0016b835"/>
    </style:style>
    <style:style style:name="P14" style:family="paragraph" style:parent-style-name="Standard" style:list-style-name="L5">
      <style:text-properties officeooo:paragraph-rsid="0015c972"/>
    </style:style>
    <style:style style:name="P15" style:family="paragraph" style:parent-style-name="Standard" style:list-style-name="L6">
      <style:text-properties officeooo:paragraph-rsid="0015c972"/>
    </style:style>
    <style:style style:name="P16" style:family="paragraph" style:parent-style-name="Standard">
      <style:text-properties officeooo:paragraph-rsid="0016b835"/>
    </style:style>
    <style:style style:name="P17" style:family="paragraph" style:parent-style-name="Standard" style:list-style-name="L8">
      <style:text-properties officeooo:paragraph-rsid="0015c972"/>
    </style:style>
    <style:style style:name="P18" style:family="paragraph" style:parent-style-name="Standard" style:list-style-name="L9">
      <style:text-properties officeooo:paragraph-rsid="0016b835"/>
    </style:style>
    <style:style style:name="P19" style:family="paragraph" style:parent-style-name="Standard" style:list-style-name="L10">
      <style:text-properties officeooo:paragraph-rsid="0016b835"/>
    </style:style>
    <style:style style:name="P20" style:family="paragraph" style:parent-style-name="Standard" style:list-style-name="L11">
      <style:text-properties officeooo:paragraph-rsid="0015c972"/>
    </style:style>
    <style:style style:name="P21" style:family="paragraph" style:parent-style-name="Standard" style:list-style-name="L12">
      <style:text-properties officeooo:paragraph-rsid="0016b835"/>
    </style:style>
    <style:style style:name="P22" style:family="paragraph" style:parent-style-name="Standard" style:list-style-name="L13">
      <style:text-properties officeooo:paragraph-rsid="0015c972"/>
    </style:style>
    <style:style style:name="P23" style:family="paragraph" style:parent-style-name="Standard" style:list-style-name="L14">
      <style:text-properties officeooo:paragraph-rsid="0016b835"/>
    </style:style>
    <style:style style:name="P24" style:family="paragraph" style:parent-style-name="Standard" style:list-style-name="L15">
      <style:text-properties officeooo:paragraph-rsid="0015c972"/>
    </style:style>
    <style:style style:name="P25" style:family="paragraph" style:parent-style-name="Standard" style:list-style-name="L16">
      <style:text-properties officeooo:paragraph-rsid="0016b835"/>
    </style:style>
    <style:style style:name="P26" style:family="paragraph" style:parent-style-name="Standard" style:list-style-name="L17">
      <style:text-properties officeooo:paragraph-rsid="0016b835"/>
    </style:style>
    <style:style style:name="P27" style:family="paragraph" style:parent-style-name="Standard" style:list-style-name="L18">
      <style:text-properties officeooo:paragraph-rsid="0015c972"/>
    </style:style>
    <style:style style:name="P28" style:family="paragraph" style:parent-style-name="Standard" style:list-style-name="L19">
      <style:text-properties officeooo:paragraph-rsid="0016b835"/>
    </style:style>
    <style:style style:name="P29" style:family="paragraph" style:parent-style-name="Standard" style:list-style-name="L20">
      <style:text-properties officeooo:paragraph-rsid="0016b835"/>
    </style:style>
    <style:style style:name="P30" style:family="paragraph" style:parent-style-name="Standard" style:list-style-name="L21">
      <style:text-properties officeooo:paragraph-rsid="0016b835"/>
    </style:style>
    <style:style style:name="P31" style:family="paragraph" style:parent-style-name="Standard" style:list-style-name="L22">
      <style:text-properties officeooo:paragraph-rsid="0015c972"/>
    </style:style>
    <style:style style:name="P32" style:family="paragraph" style:parent-style-name="Standard" style:list-style-name="L23">
      <style:text-properties officeooo:paragraph-rsid="0016b835"/>
    </style:style>
    <style:style style:name="P33" style:family="paragraph" style:parent-style-name="Standard" style:list-style-name="L24">
      <style:text-properties officeooo:paragraph-rsid="0015c972"/>
    </style:style>
    <style:style style:name="P34" style:family="paragraph" style:parent-style-name="Standard" style:list-style-name="L25">
      <style:text-properties officeooo:paragraph-rsid="0016b835"/>
    </style:style>
    <style:style style:name="P35" style:family="paragraph" style:parent-style-name="Standard" style:list-style-name="L26">
      <style:text-properties officeooo:paragraph-rsid="0015c972"/>
    </style:style>
    <style:style style:name="P36" style:family="paragraph" style:parent-style-name="Standard">
      <style:text-properties officeooo:paragraph-rsid="00180fe9"/>
    </style:style>
    <style:style style:name="P37" style:family="paragraph" style:parent-style-name="Standard" style:list-style-name="L27">
      <style:text-properties officeooo:paragraph-rsid="0015c972"/>
    </style:style>
    <style:style style:name="P38" style:family="paragraph" style:parent-style-name="Standard" style:list-style-name="L28">
      <style:text-properties officeooo:paragraph-rsid="00180fe9"/>
    </style:style>
    <style:style style:name="P39" style:family="paragraph" style:parent-style-name="Standard" style:list-style-name="L29">
      <style:text-properties officeooo:paragraph-rsid="00180fe9"/>
    </style:style>
    <style:style style:name="P40" style:family="paragraph" style:parent-style-name="Standard" style:list-style-name="L30">
      <style:text-properties officeooo:paragraph-rsid="00180fe9"/>
    </style:style>
    <style:style style:name="P41" style:family="paragraph" style:parent-style-name="Standard" style:list-style-name="L31">
      <style:text-properties officeooo:paragraph-rsid="0015c972"/>
    </style:style>
    <style:style style:name="P42" style:family="paragraph" style:parent-style-name="Standard" style:list-style-name="L32">
      <style:text-properties officeooo:paragraph-rsid="0018feea"/>
    </style:style>
    <style:style style:name="P43" style:family="paragraph" style:parent-style-name="Standard" style:list-style-name="L33">
      <style:text-properties officeooo:paragraph-rsid="0018feea"/>
    </style:style>
    <style:style style:name="P44" style:family="paragraph" style:parent-style-name="Standard">
      <style:text-properties officeooo:paragraph-rsid="0018feea"/>
    </style:style>
    <style:style style:name="P45" style:family="paragraph" style:parent-style-name="Standard" style:list-style-name="L34">
      <style:text-properties officeooo:paragraph-rsid="0015c972"/>
    </style:style>
    <style:style style:name="P46" style:family="paragraph" style:parent-style-name="Standard" style:list-style-name="L35">
      <style:text-properties officeooo:paragraph-rsid="0015c972"/>
    </style:style>
    <style:style style:name="P47" style:family="paragraph" style:parent-style-name="Standard" style:list-style-name="L36">
      <style:text-properties officeooo:paragraph-rsid="0015c972"/>
    </style:style>
    <style:style style:name="P48" style:family="paragraph" style:parent-style-name="Standard" style:list-style-name="L37">
      <style:text-properties officeooo:paragraph-rsid="0018feea"/>
    </style:style>
    <style:style style:name="P49" style:family="paragraph" style:parent-style-name="Standard" style:list-style-name="L38">
      <style:text-properties officeooo:paragraph-rsid="0018feea"/>
    </style:style>
    <style:style style:name="P50" style:family="paragraph" style:parent-style-name="Standard" style:list-style-name="L39">
      <style:text-properties officeooo:paragraph-rsid="0018feea"/>
    </style:style>
    <style:style style:name="P51" style:family="paragraph" style:parent-style-name="Standard" style:list-style-name="L40">
      <style:text-properties officeooo:paragraph-rsid="0015c972"/>
    </style:style>
    <style:style style:name="P52" style:family="paragraph" style:parent-style-name="Standard" style:list-style-name="L41">
      <style:text-properties officeooo:paragraph-rsid="0018feea"/>
    </style:style>
    <style:style style:name="P53" style:family="paragraph" style:parent-style-name="Standard" style:list-style-name="L42">
      <style:text-properties officeooo:paragraph-rsid="0018feea"/>
    </style:style>
    <style:style style:name="P54" style:family="paragraph" style:parent-style-name="Standard" style:list-style-name="L43">
      <style:text-properties officeooo:paragraph-rsid="0015c972"/>
    </style:style>
    <style:style style:name="P55" style:family="paragraph" style:parent-style-name="Standard" style:list-style-name="L45">
      <style:text-properties officeooo:paragraph-rsid="0018feea"/>
    </style:style>
    <style:style style:name="P56" style:family="paragraph" style:parent-style-name="Standard" style:list-style-name="L46">
      <style:text-properties officeooo:paragraph-rsid="0018feea"/>
    </style:style>
    <style:style style:name="P57" style:family="paragraph" style:parent-style-name="Standard" style:list-style-name="L47">
      <style:text-properties officeooo:paragraph-rsid="0018feea"/>
    </style:style>
    <style:style style:name="P58" style:family="paragraph" style:parent-style-name="Standard" style:list-style-name="L48">
      <style:text-properties officeooo:paragraph-rsid="0015c972"/>
    </style:style>
    <style:style style:name="P59" style:family="paragraph" style:parent-style-name="Standard" style:list-style-name="L49">
      <style:text-properties officeooo:paragraph-rsid="0015c972"/>
    </style:style>
    <style:style style:name="P60" style:family="paragraph" style:parent-style-name="Standard" style:list-style-name="L50">
      <style:text-properties officeooo:paragraph-rsid="0018feea"/>
    </style:style>
    <style:style style:name="P61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5c972" officeooo:paragraph-rsid="0015c972" fo:background-color="#e6e6e6" style:font-name-asian="Courier New" style:font-size-asian="10pt" style:font-weight-asian="bold" style:font-name-complex="Liberation Mono" style:font-size-complex="10pt" style:font-weight-complex="bold"/>
    </style:style>
    <style:style style:name="P62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63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0fe9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64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style:font-name="Liberation Mono" fo:font-size="10pt" fo:font-weight="bold" officeooo:rsid="0016b835" officeooo:paragraph-rsid="0018feea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65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5c972" officeooo:paragraph-rsid="0016b835" fo:background-color="transparent"/>
    </style:style>
    <style:style style:name="P66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rsid="0016b835" officeooo:paragraph-rsid="00180fe9"/>
    </style:style>
    <style:style style:name="P67" style:family="paragraph" style:parent-style-name="Standard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fo:background-color="#cccccc" style:shadow="none"/>
      <style:text-properties officeooo:paragraph-rsid="00180fe9"/>
    </style:style>
    <style:style style:name="P68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P69" style:family="paragraph" style:parent-style-name="Standard" style:master-page-name="">
      <loext:graphic-properties draw:fill="solid" draw:fill-color="#cccccc" draw:fill-image-width="0cm" draw:fill-image-height="0cm"/>
      <style:paragraph-properties fo:margin-left="0.199cm" fo:margin-right="0cm" fo:margin-top="0.199cm" fo:margin-bottom="0.199cm" loext:contextual-spacing="false" fo:text-indent="0cm" style:auto-text-indent="false" style:page-number="auto" fo:background-color="#cccccc" style:shadow="none"/>
      <style:text-properties style:font-name="Liberation Mono" fo:font-size="10pt" fo:font-weight="bold" officeooo:rsid="0016b835" officeooo:paragraph-rsid="0016b835" fo:background-color="transparent" style:font-name-asian="Courier New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15c972"/>
    </style:style>
    <style:style style:name="T2" style:family="text">
      <style:text-properties officeooo:rsid="0016b835"/>
    </style:style>
    <style:style style:name="T3" style:family="text">
      <style:text-properties style:font-name="Liberation Mono" fo:font-size="10pt" fo:font-weight="bold" style:font-name-asian="Courier New" style:font-size-asian="10pt" style:font-weight-asian="bold" style:font-name-complex="Liberation Mono" style:font-size-complex="10pt" style:font-weight-complex="bold"/>
    </style:style>
    <style:style style:name="T4" style:family="text">
      <style:text-properties style:font-name="Liberation Mono" fo:font-size="10pt" fo:font-weight="bold" officeooo:rsid="0016b835" style:font-name-asian="Courier New" style:font-size-asian="10pt" style:font-weight-asian="bold" style:font-name-complex="Liberation Mono" style:font-size-complex="10pt" style:font-weight-complex="bold"/>
    </style:style>
    <style:style style:name="T5" style:family="text">
      <style:text-properties style:font-name="Liberation Mono" fo:font-size="10pt" fo:font-weight="bold" officeooo:rsid="0016b835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fo:font-weight="bold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7" style:family="text">
      <style:text-properties style:font-name="Liberation Mono" fo:font-size="10pt" fo:font-weight="bold" officeooo:rsid="00180fe9" fo:background-color="transparent" loext:char-shading-value="0" style:font-name-asian="Courier New" style:font-size-asian="10pt" style:font-weight-asian="bold" style:font-name-complex="Liberation Mono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0fe9"/>
    </style:style>
    <style:style style:name="T10" style:family="text">
      <style:text-properties officeooo:rsid="0018feea"/>
    </style:style>
    <style:style style:name="T11" style:family="text">
      <style:text-properties officeooo:rsid="00190c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Mercurial</text:p>
      <text:p text:style-name="Title">-</text:p>
      <text:p text:style-name="Title">Travaux Pratiques</text:p>
      <text:h text:style-name="P2" text:outline-level="1">Mise en route</text:h>
      <text:h text:style-name="Heading_20_2" text:outline-level="2">Objectifs</text:h>
      <text:p text:style-name="P4">Ce premier TP a pour simple objectif de mettre en place les divers éléments <text:span text:style-name="T11">nécessaires</text:span> à l'utilisation de Mercurial sur les postes clients.</text:p>
      <text:h text:style-name="Heading_20_2" text:outline-level="2">Mise en place des éléments</text:h>
      <text:p text:style-name="P4">Il est entendu que les TPs se dérouleront sur l'environnement suivant :</text:p>
      <text:list xml:id="list8001533630843739994" text:style-name="L1">
        <text:list-item>
          <text:p text:style-name="P10"><text:span text:style-name="T1">Windows XP ou supérieur</text:span></text:p>
        </text:list-item>
        <text:list-item>
          <text:p text:style-name="P10"><text:span text:style-name="T1">Droit d'administration sur les postes</text:span></text:p>
        </text:list-item>
        <text:list-item>
          <text:p text:style-name="P10"><text:span text:style-name="T1">Mercurial v1.8.0 ou supérieur</text:span></text:p>
        </text:list-item>
      </text:list>
      <text:h text:style-name="Heading_20_3" text:outline-level="3">Client shell et TortoiseHG</text:h>
      <text:list xml:id="list6435093559964194088" text:style-name="L2">
        <text:list-item>
          <text:p text:style-name="P11"><text:span text:style-name="T1">Téléchargez le client à cette adresse : </text:span><text:a xlink:type="simple" xlink:href="http://tortoisehg.bitbucket.org/" text:style-name="Internet_20_link" text:visited-style-name="Visited_20_Internet_20_Link"><text:span text:style-name="T1">http://tortoisehg.bitbucket.org/</text:span></text:a></text:p>
        </text:list-item>
        <text:list-item>
          <text:p text:style-name="P11"><text:span text:style-name="T1">Suivez les instructions pour l'installation</text:span></text:p>
        </text:list-item>
        <text:list-item>
          <text:p text:style-name="P11"><text:span text:style-name="T1">Installez la documentation ainsi que l'outil Kdiff3 (les ssh utils ne sont pas obligatoires pour cette formation)</text:span></text:p>
        </text:list-item>
        <text:list-item>
          <text:p text:style-name="P11"><text:span text:style-name="T1">TortoiseHG fournit également les commandes Shell pour l'utilisation de Mercurial directement en ligne de commande (le PATH utilisateur a été également modifié pour vous)</text:span></text:p>
        </text:list-item>
      </text:list>
      <text:p text:style-name="P9"/>
      <text:p text:style-name="P9"><text:span text:style-name="T1">Vérifiez que l'installation s'est correctement déroulée en tapant cette commande dans un shell :</text:span></text:p>
      <text:p text:style-name="P61">$ hg --version</text:p>
      <text:p text:style-name="P9"><text:span text:style-name="T1">Vous devriez également voir l'extension de l'explorateur Windows en invoquant le menu contextuel sur n'importe quel dossier.</text:span></text:p>
      <text:h text:style-name="Heading_20_3" text:outline-level="3">Client MercurialEclipse</text:h>
      <text:list xml:id="list8646771715202042283" text:style-name="L3">
        <text:list-item>
          <text:p text:style-name="P12"><text:span text:style-name="T1">Téléchargez Eclipse, la distribution Helios pour Java Developpers est suffisante : </text:span><text:a xlink:type="simple" xlink:href="http://eclipse.org/downloads/packages/eclipse-ide-java-developers/heliossr2" text:style-name="Internet_20_link" text:visited-style-name="Visited_20_Internet_20_Link"><text:span text:style-name="T1">http://eclipse.org/downloads/packages/eclipse-ide-java-developers/heliossr2</text:span></text:a></text:p>
        </text:list-item>
        <text:list-item>
          <text:p text:style-name="P12"><text:span text:style-name="T1">Installez Eclipse (n'oubliez pas de setter la JVM si nécessaire)</text:span></text:p>
        </text:list-item>
        <text:list-item>
          <text:p text:style-name="P12"><text:span text:style-name="T1">Installation du plugin via l'update site à cette adresse </text:span><text:a xlink:type="simple" xlink:href="http://cbes.javaforge.com/update" text:style-name="Internet_20_link" text:visited-style-name="Visited_20_Internet_20_Link"><text:span text:style-name="T1">http://cbes.javaforge.com/update</text:span></text:a></text:p>
        </text:list-item>
        <text:list-item>
          <text:p text:style-name="P12"><text:span text:style-name="T1">Menu Help → Install New Software</text:span></text:p>
        </text:list-item>
        <text:list-item>
          <text:p text:style-name="P12"><text:span text:style-name="T1">Cliquez sur Add pour ajouter l'update site fournit</text:span></text:p>
        </text:list-item>
        <text:list-item>
          <text:p text:style-name="P12"><text:span text:style-name="T1">Sélectionnez MercurialEclipse pour l'installation (les autres éléments ne sont pas requis)</text:span></text:p>
        </text:list-item>
        <text:list-item>
          <text:p text:style-name="P12"><text:span text:style-name="T1">Assurez vous que l'exécutable Mercurial a bien été trouvé par le plugin</text:span></text:p>
          <text:list>
            <text:list-item>
              <text:p text:style-name="P12"><text:span text:style-name="T1">Window → Preferences → Team → Mercurial</text:span></text:p>
            </text:list-item>
          </text:list>
        </text:list-item>
      </text:list>
      <text:h text:style-name="Heading_20_2" text:outline-level="2">Configurer le client Mercurial</text:h>
      <text:p text:style-name="P4">Pour finir l'installation de Mercurial, nous devons impérativement spécifier un identifiant pour l'utilisateur.</text:p>
      <text:p text:style-name="P4">Éditez directement le fichier mercurial.ini qui se trouve dans le home de l'utilisateur, ou utilisez les clients.</text:p>
      <text:p text:style-name="P4">Examinez les autres configuration possibles.</text:p>
      <text:p text:style-name="P4">Documentation sur la configuration : <text:a xlink:type="simple" xlink:href="http://www.selenic.com/mercurial/hgrc.5.html" text:style-name="Internet_20_link" text:visited-style-name="Visited_20_Internet_20_Link">http://www.selenic.com/mercurial/hgrc.5.html</text:a></text:p>
      <text:h text:style-name="P1" text:outline-level="1">TP : Utilisation quotidienne (locale)</text:h>
      <text:h text:style-name="Heading_20_2" text:outline-level="2">Objectifs</text:h>
      <text:p text:style-name="P4">Création d'un repository Mercurial puis manipulation des sources en local.</text:p>
      <text:p text:style-name="P4">Dans un premier temps, toutes les opérations se feront en ligne de commande puis le stagiaire sera <text:span text:style-name="T2">amené</text:span> à répéter le TP en utilisant le client riche de son choix.</text:p>
      <text:h text:style-name="Heading_20_2" text:outline-level="2">Création d'un Repository Mercurial</text:h>
      <text:list xml:id="list4280990560641383588" text:style-name="L4">
        <text:list-item>
          <text:p text:style-name="P13"><text:span text:style-name="T1">Créez un répertoire de travail C:\work</text:span></text:p>
        </text:list-item>
        <text:list-item>
          <text:p text:style-name="P13"><text:span text:style-name="T1">Créez un repository Mercurial dans ce dossier</text:span></text:p>
        </text:list-item>
      </text:list>
      <text:p text:style-name="P68">$ hg init .</text:p>
      <text:list xml:id="list2720459292961515465" text:style-name="L5">
        <text:list-item>
          <text:p text:style-name="P14"><text:span text:style-name="T1">Examinez le résultat de cette opération</text:span></text:p>
        </text:list-item>
      </text:list>
      <text:p text:style-name="P9"/>
      <text:p text:style-name="P5"><text:span text:style-name="T2">À</text:span> tout moment vous pouvez consulter l'aide de Mercurial</text:p>
      <text:p text:style-name="P68">$ hg help<text:line-break/>$ hg help &lt;commande&gt;</text:p>
      <text:h text:style-name="Heading_20_2" text:outline-level="2">Ajout des sources</text:h>
      <text:list xml:id="list1182248884842601832" text:style-name="L6">
        <text:list-item>
          <text:p text:style-name="P15"><text:span text:style-name="T1">Créez un fichier a.txt dans le dossier</text:span></text:p>
        </text:list-item>
      </text:list>
      <text:p text:style-name="P4">Nous souhaitons versionner les sources de notre projet dans le repository nouvellement créé.</text:p>
      <text:list xml:id="list6864510697982725794" text:style-name="L8">
        <text:list-item>
          <text:p text:style-name="P17"><text:span text:style-name="T1">Examinez l'état du fichier nouvellement créé</text:span></text:p>
        </text:list-item>
      </text:list>
      <text:p text:style-name="P62">$ hg status</text:p>
      <text:list xml:id="list1735054528952378529" text:style-name="L9">
        <text:list-item>
          <text:p text:style-name="P18"><text:span text:style-name="T1">Que remarquez-vous ?</text:span></text:p>
        </text:list-item>
        <text:list-item>
          <text:p text:style-name="P18"><text:span text:style-name="T1">Ajouter ce fichier au système de gestion de source</text:span></text:p>
        </text:list-item>
      </text:list>
      <text:p text:style-name="P65"><text:span text:style-name="T3">$ hg </text:span><text:span text:style-name="T4">add .</text:span></text:p>
      <text:list xml:id="list5149590698534705771" text:style-name="L10">
        <text:list-item>
          <text:p text:style-name="P19"><text:span text:style-name="T1">Vérifiez le statut des fichiers ajoutés</text:span></text:p>
        </text:list-item>
        <text:list-item>
          <text:p text:style-name="P19"><text:span text:style-name="T1">Qu'observez-vous ?</text:span></text:p>
        </text:list-item>
      </text:list>
      <text:p text:style-name="P62">$ hg status</text:p>
      <text:list xml:id="list6712841567601144317" text:style-name="L11">
        <text:list-item>
          <text:p text:style-name="P20"><text:span text:style-name="T1">Commitez votre première révision</text:span></text:p>
        </text:list-item>
      </text:list>
      <text:p text:style-name="P62">$ hg commit -m "Premier import des sources"</text:p>
      <text:p text:style-name="P4"/>
      <text:p text:style-name="P4">N'oubliez pas d'écrire des messages de commits simples et clairs, ils sont essentiels à la bonne compréhension de l'objectif de la révision.</text:p>
      <text:p text:style-name="P4">Mettez-vous à la place d'un collaborateur qui tente de comprendre le but des modifications que vous avec apportez aux sources.</text:p>
      <text:p text:style-name="P4"/>
      <text:list xml:id="list5973603097242882135" text:style-name="L12">
        <text:list-item>
          <text:p text:style-name="P21"><text:span text:style-name="T1">Examinez le statut de vos sources</text:span></text:p>
        </text:list-item>
        <text:list-item>
          <text:p text:style-name="P21"><text:span text:style-name="T1">Puis l'historique</text:span></text:p>
        </text:list-item>
      </text:list>
      <text:p text:style-name="P62">$ hg log</text:p>
      <text:list xml:id="list172603353712024168" text:style-name="L13">
        <text:list-item>
          <text:p text:style-name="P22"><text:span text:style-name="T1">Identifiez les différentes métadonnées que possède une révision (hash et numéro de révision, auteur, commentaire, ...)</text:span></text:p>
        </text:list-item>
      </text:list>
      <text:h text:style-name="Heading_20_2" text:outline-level="2"><text:soft-page-break/>Manipulation des sources</text:h>
      <text:list xml:id="list4632407607980625291" text:style-name="L14">
        <text:list-item>
          <text:p text:style-name="P23"><text:span text:style-name="T1">Ajoutez du texte dans le fichier a.txt (n'oubliez pas le retour à la ligne à la fin du fichier)</text:span></text:p>
        </text:list-item>
        <text:list-item>
          <text:p text:style-name="P23"><text:span text:style-name="T1">Vérifiez le statut du fichier, que remarquez-vous ?</text:span></text:p>
        </text:list-item>
        <text:list-item>
          <text:p text:style-name="P23"><text:span text:style-name="T1">Commitez votre modification</text:span></text:p>
        </text:list-item>
        <text:list-item>
          <text:p text:style-name="P23"><text:span text:style-name="T1">Examinez l'historique des révisions</text:span></text:p>
        </text:list-item>
      </text:list>
      <text:h text:style-name="Heading_20_2" text:outline-level="2">Copie de source</text:h>
      <text:list xml:id="list6618900646455098831" text:style-name="L15">
        <text:list-item>
          <text:p text:style-name="P24"><text:span text:style-name="T1">Copiez le fichier a.txt en a-copy.txt</text:span></text:p>
        </text:list-item>
      </text:list>
      <text:p text:style-name="P62">$ hg help copy</text:p>
      <text:list xml:id="list8983571758973320168" text:style-name="L16">
        <text:list-item>
          <text:p text:style-name="P25"><text:span text:style-name="T1">Examinez le statut de la copie de travail</text:span></text:p>
        </text:list-item>
        <text:list-item>
          <text:p text:style-name="P25"><text:span text:style-name="T1">Commitez ce changement</text:span></text:p>
        </text:list-item>
        <text:list-item>
          <text:p text:style-name="P25"><text:span text:style-name="T1">Observez l'historique du fichier a.txt puis du fichier a-copy.txt</text:span></text:p>
        </text:list-item>
      </text:list>
      <text:p text:style-name="P62">$ hg log FILE</text:p>
      <text:p text:style-name="P4"/>
      <text:p text:style-name="P4">Mercurial est capable de tracer les modifications d'une ressource copiée.</text:p>
      <text:list xml:id="list117966087251889651" text:style-name="L17">
        <text:list-item>
          <text:p text:style-name="P26"><text:span text:style-name="T1">Trouvez l'option permettant d'obtenir l'historique entier de a-copy.txt</text:span></text:p>
        </text:list-item>
        <text:list-item>
          <text:p text:style-name="P26"><text:span text:style-name="T1">Testez cette option sur a.txt</text:span></text:p>
        </text:list-item>
      </text:list>
      <text:p text:style-name="P5">Reprenez les étapes de cet exercice mais cette fois en copiant a.txt depuis l'explorateur ou à l'aide de la commande <text:span text:style-name="Source_20_Text">cp</text:span>.</text:p>
      <text:p text:style-name="P4">Que remarquez-vous ?</text:p>
      <text:h text:style-name="Heading_20_2" text:outline-level="2">Suppression des sources</text:h>
      <text:list xml:id="list7784214100494879754" text:style-name="L18">
        <text:list-item>
          <text:p text:style-name="P27"><text:span text:style-name="T1">Supprimez le fichier a-copy.txt</text:span></text:p>
        </text:list-item>
      </text:list>
      <text:p text:style-name="P62">$ hg remove [FILE]...</text:p>
      <text:list xml:id="list3189004444651334526" text:style-name="L19">
        <text:list-item>
          <text:p text:style-name="P28"><text:span text:style-name="T1">Examinez le statut de la copie de travail ainsi que les fichiers présents dans le dossier work</text:span></text:p>
        </text:list-item>
        <text:list-item>
          <text:p text:style-name="P28"><text:span text:style-name="T1">Commitez</text:span></text:p>
        </text:list-item>
      </text:list>
      <text:p text:style-name="P16"/>
      <text:p text:style-name="P9"><text:span text:style-name="T1">Il est possible de supprimer une source du repo Mercurial tout en la gardant intacte dans le dossier.</text:span></text:p>
      <text:p text:style-name="P62">$ hg forget [FILE]...</text:p>
      <text:p text:style-name="P4"/>
      <text:p text:style-name="P4">Distinguez les deux actions <text:span text:style-name="Source_20_Text">remove</text:span> et <text:span text:style-name="Source_20_Text">forget</text:span>.</text:p>
      <text:p text:style-name="P4"/>
      <text:p text:style-name="P5">Supprimez une source via l'explorateur (sans passer par Mercurial) et examinez le statut de la copie de travail (commande <text:span text:style-name="Source_20_Text">status</text:span>).</text:p>
      <text:p text:style-name="P5">Il est toujours possible de supprimer la ressource via la commande <text:span text:style-name="Source_20_Text">remove</text:span>.</text:p>
      <text:h text:style-name="Heading_20_2" text:outline-level="2">En cas d'erreur</text:h>
      <text:p text:style-name="P5"><text:span text:style-name="T8">Revert</text:span> :supprimer les changements en cours sur la copie de travail</text:p>
      <text:list xml:id="list423833728248517924" text:style-name="L20">
        <text:list-item>
          <text:p text:style-name="P29"><text:span text:style-name="T1">Modifiez le fichier a.txt sans commiter</text:span></text:p>
        </text:list-item>
        <text:list-item>
          <text:p text:style-name="P29"><text:span text:style-name="T1">Ajoutez une source b.txt</text:span></text:p>
        </text:list-item>
        <text:list-item>
          <text:p text:style-name="P29"><text:span text:style-name="T1">Examinez le statut de la copie de travail</text:span></text:p>
        </text:list-item>
        <text:list-item>
          <text:p text:style-name="P29"><text:span text:style-name="T1">Supprimez les modifications</text:span></text:p>
        </text:list-item>
      </text:list>
      <text:p text:style-name="P62">$ hg help revert</text:p>
      <text:p text:style-name="P4"><text:soft-page-break/></text:p>
      <text:p text:style-name="P4"><text:span text:style-name="T8">Rollback</text:span> :Le rollback permet d'annuler la dernière transaction</text:p>
      <text:p text:style-name="P5">Ici nous souhaitons annuler l'effet du dernier commit</text:p>
      <text:list xml:id="list1044056861754033378" text:style-name="L21">
        <text:list-item>
          <text:p text:style-name="P30"><text:span text:style-name="T1">Modifiez le fichier a.txt</text:span></text:p>
        </text:list-item>
        <text:list-item>
          <text:p text:style-name="P30"><text:span text:style-name="T1">Commitez puis examinez l'historique</text:span></text:p>
        </text:list-item>
        <text:list-item>
          <text:p text:style-name="P30"><text:span text:style-name="T1">Rollbackez ce commit</text:span></text:p>
        </text:list-item>
      </text:list>
      <text:p text:style-name="P62">$ hg rollback</text:p>
      <text:list xml:id="list404529456160292041" text:style-name="L22">
        <text:list-item>
          <text:p text:style-name="P31"><text:span text:style-name="T1">Examinez l'historique du repo à nouveau</text:span></text:p>
        </text:list-item>
      </text:list>
      <text:p text:style-name="P4"/>
      <text:p text:style-name="P5"><text:span text:style-name="T8">Backout</text:span> :supprimer l'effet d'un changeset particulier en « ajoutant » au repo</text:p>
      <text:list xml:id="list9159971372672760342" text:style-name="L23">
        <text:list-item>
          <text:p text:style-name="P32"><text:span text:style-name="T1">Modifiez le fichier a.txt</text:span></text:p>
        </text:list-item>
        <text:list-item>
          <text:p text:style-name="P32"><text:span text:style-name="T1">Commitez</text:span></text:p>
        </text:list-item>
        <text:list-item>
          <text:p text:style-name="P32"><text:span text:style-name="T1">Vérifiez l'historique</text:span></text:p>
        </text:list-item>
        <text:list-item>
          <text:p text:style-name="P32"><text:span text:style-name="T1">Supprimez les effets de cette révision à l'aide de la commande</text:span></text:p>
        </text:list-item>
      </text:list>
      <text:p text:style-name="P62">$ hg backout -m REV</text:p>
      <text:list xml:id="list8064087450792540002" text:style-name="L24">
        <text:list-item>
          <text:p text:style-name="P33"><text:span text:style-name="T1">Analysez le résultat</text:span></text:p>
        </text:list-item>
      </text:list>
      <text:p text:style-name="P9"/>
      <text:p text:style-name="P4">[+] Testez le backout sur une autre révision que la dernière.</text:p>
      <text:h text:style-name="Heading_20_2" text:outline-level="2">Mise à jour de la copie de travail</text:h>
      <text:p text:style-name="P4"><text:span text:style-name="T2">À</text:span> tout moment il est possible d'extraire la copie de travail à partir d'une révision particulière pour examiner l'état des sources.</text:p>
      <text:p text:style-name="P4"/>
      <text:p text:style-name="P9"><text:span text:style-name="T1">Changez l'état des sources en mettant à jour la copie de travail</text:span></text:p>
      <text:p text:style-name="P62">$ hg update REV</text:p>
      <text:p text:style-name="P4">Examinez la copie de travail</text:p>
      <text:h text:style-name="Heading_20_2" text:outline-level="2">.hgignore</text:h>
      <text:p text:style-name="P4">Documentation : <text:a xlink:type="simple" xlink:href="http://www.selenic.com/mercurial/hgignore.5.html" text:style-name="Internet_20_link" text:visited-style-name="Visited_20_Internet_20_Link">http://www.selenic.com/mercurial/hgignore.5.html</text:a></text:p>
      <text:p text:style-name="P9"/>
      <text:list xml:id="list5094037998646859337" text:style-name="L25">
        <text:list-item>
          <text:p text:style-name="P34"><text:span text:style-name="T1">Créez un fichier .hgignore à la racine de la copie de travail</text:span></text:p>
        </text:list-item>
        <text:list-item>
          <text:p text:style-name="P34"><text:span text:style-name="T1">Commitez</text:span></text:p>
        </text:list-item>
        <text:list-item>
          <text:p text:style-name="P34"><text:span text:style-name="T1">Ajoutez un fichier nommée par exemple a.compile</text:span></text:p>
        </text:list-item>
        <text:list-item>
          <text:p text:style-name="P34"><text:span text:style-name="T1">Examinez le statut du repo</text:span></text:p>
        </text:list-item>
        <text:list-item>
          <text:p text:style-name="P34"><text:span text:style-name="T1">Ajoutez une ligne au fichier .hgignore de façon à ce que Mercurial ne se préoccupe pas de tous les fichiers d'extension .compile (syntaxe shell)</text:span></text:p>
        </text:list-item>
        <text:list-item>
          <text:p text:style-name="P34"><text:span text:style-name="T1">Observez à nouveau le statut du repo</text:span></text:p>
        </text:list-item>
        <text:list-item>
          <text:p text:style-name="P34"><text:span text:style-name="T1">Commitez</text:span></text:p>
        </text:list-item>
      </text:list>
      <text:p text:style-name="P16"/>
      <text:p text:style-name="P4">[+] Testez avec des fichiers marqués 'A'</text:p>
      <text:h text:style-name="Heading_20_2" text:outline-level="2">Autres clients</text:h>
      <text:p text:style-name="P4">Familiarisez-vous aux clients riches de votre choix en reprenant les éléments du TP1.</text:p>
      <text:h text:style-name="P1" text:outline-level="1">TP : Communiquer avec des repository distants</text:h>
      <text:h text:style-name="Heading_20_2" text:outline-level="2">Objectifs</text:h>
      <text:p text:style-name="P6">Comprendre les <text:span text:style-name="T9">mécanismes</text:span> de pull et push permettant de partager avec d'autres repositories les révisions qui concernent un même projet.</text:p>
      <text:p text:style-name="P6">En ligne de commande tout d'abord, puis avec les vue dédiées dans les clients riches.</text:p>
      <text:h text:style-name="Heading_20_2" text:outline-level="2">Cloner un repository</text:h>
      <text:p text:style-name="P4">Nous avons besoin d'un nouveau repository avec lequel nous allons communiquer.</text:p>
      <text:list xml:id="list8336211276967161479" text:style-name="L26">
        <text:list-item>
          <text:p text:style-name="P35"><text:span text:style-name="T1">Clonez le repository du TP 1 dans C:\work-clone</text:span></text:p>
        </text:list-item>
      </text:list>
      <text:p text:style-name="P63">$ hg <text:span text:style-name="T9">clone SOURCE DEST</text:span></text:p>
      <text:list xml:id="list5438910261621373347" text:style-name="L27">
        <text:list-item>
          <text:p text:style-name="P37"><text:span text:style-name="T1">Examinez le repository nouvellement créé (structure, historique, ...)</text:span></text:p>
        </text:list-item>
      </text:list>
      <text:h text:style-name="Heading_20_2" text:outline-level="2">Le Pull</text:h>
      <text:p text:style-name="P6">Nous allons <text:span text:style-name="T9">rapatrier</text:span> les révisions à partir du repository work.</text:p>
      <text:list xml:id="list8591270942839513752" text:style-name="L28">
        <text:list-item>
          <text:p text:style-name="P38"><text:span text:style-name="T1">Se positionner dans le repo work</text:span></text:p>
        </text:list-item>
        <text:list-item>
          <text:p text:style-name="P38"><text:span text:style-name="T1">Faites une succession de modifications et commits sur le fichier a.txt</text:span></text:p>
        </text:list-item>
        <text:list-item>
          <text:p text:style-name="P38"><text:span text:style-name="T1">Vérifiez l'historique</text:span></text:p>
        </text:list-item>
      </text:list>
      <text:p text:style-name="P36"/>
      <text:list xml:id="list113915420094032" text:continue-numbering="true" text:style-name="L28">
        <text:list-item>
          <text:p text:style-name="P38"><text:span text:style-name="T1">Reprendre le repo work-clone</text:span></text:p>
        </text:list-item>
        <text:list-item>
          <text:p text:style-name="P38"><text:span text:style-name="T1">Vérifiez le différentiel des révisions</text:span></text:p>
        </text:list-item>
      </text:list>
      <text:p text:style-name="P66"><text:span text:style-name="T6">$ hg </text:span><text:span text:style-name="T7">incoming URL</text:span></text:p>
      <text:list xml:id="list9170554621781017915" text:style-name="L29">
        <text:list-item>
          <text:p text:style-name="P39"><text:span text:style-name="T1">Répétez la commande incoming en omettant l'URL</text:span></text:p>
        </text:list-item>
        <text:list-item>
          <text:p text:style-name="P39"><text:span text:style-name="T1">Pourquoi cela fonctionne-t-il ?</text:span></text:p>
        </text:list-item>
        <text:list-item>
          <text:p text:style-name="P39"><text:span text:style-name="T9">Rapatriez les révisions du repo work</text:span></text:p>
        </text:list-item>
      </text:list>
      <text:p text:style-name="P63">$ hg <text:span text:style-name="T9">pull</text:span></text:p>
      <text:list xml:id="list2272596738869740948" text:style-name="L30">
        <text:list-item>
          <text:p text:style-name="P40"><text:span text:style-name="T1">Examinez la copie de travail, les sources sont-elles à jour ?</text:span></text:p>
        </text:list-item>
        <text:list-item>
          <text:p text:style-name="P40"><text:span text:style-name="T1">Mettre à jour les sources afin de voir les modifications apportées par les révisions rapatriées</text:span></text:p>
        </text:list-item>
      </text:list>
      <text:h text:style-name="Heading_20_2" text:outline-level="2">Le push</text:h>
      <text:p text:style-name="P4">Cette fois modifiez le repo work-clone et pousser vos modifications vers le repo work.</text:p>
      <text:p text:style-name="P67"><text:span text:style-name="T5">$ hg </text:span><text:span text:style-name="T7">outgoing<text:line-break/>$ hg push</text:span></text:p>
      <text:list xml:id="list5101002888170384656" text:style-name="L31">
        <text:list-item>
          <text:p text:style-name="P41"><text:span text:style-name="T1">Vérifiez l'historique du repo work</text:span></text:p>
        </text:list-item>
      </text:list>
      <text:h text:style-name="Heading_20_2" text:outline-level="2">Autres clients</text:h>
      <text:p text:style-name="P4">En utilisant les vues synchronize des clients TortoiseHG et Eclipse, réalisez à nouveau le TP 2.</text:p>
      <text:h text:style-name="P1" text:outline-level="1">TP : Les branches</text:h>
      <text:h text:style-name="Heading_20_2" text:outline-level="2">Objectifs</text:h>
      <text:p text:style-name="P4">Identifier les différents types de branches techniques Mercurial et savoir les mettre en <text:span text:style-name="T10">œuvre.</text:span> Comprendre le mécanisme de merge entre deux branches.</text:p>
      <text:h text:style-name="Heading_20_2" text:outline-level="2">Les branches par clonage</text:h>
      <text:p text:style-name="P7">Pour ce TP, nous allons reprendre un repository propre.</text:p>
      <text:list xml:id="list3107644055513836359" text:style-name="L32">
        <text:list-item>
          <text:p text:style-name="P42"><text:span text:style-name="T1">Créez un nouveau repository dans C:\work</text:span></text:p>
        </text:list-item>
        <text:list-item>
          <text:p text:style-name="P42"><text:span text:style-name="T1">Ajoutez-y une source a.txt</text:span></text:p>
        </text:list-item>
        <text:list-item>
          <text:p text:style-name="P42"><text:span text:style-name="T1">Réalisez quelques modifications et commits afin de créer un historique</text:span></text:p>
        </text:list-item>
        <text:list-item>
          <text:p text:style-name="P42"><text:span text:style-name="T1">Clonez ce nouveau repo dans C:\work-clone</text:span></text:p>
          <text:list>
            <text:list-item>
              <text:p text:style-name="P42"><text:span text:style-name="T1">vous venez de créer une branche !</text:span></text:p>
            </text:list-item>
          </text:list>
        </text:list-item>
        <text:list-item>
          <text:p text:style-name="P42"><text:span text:style-name="T1">Commitez des modifications sur les deux repositories en prenant garde à ne pas créer de conflits.<text:line-break/>Exemple : créer une source b.txt dans le repo work et une source c.txt dans le repo work-clone</text:span></text:p>
        </text:list-item>
      </text:list>
      <text:p text:style-name="P4">L'historique des deux repos est désormais divergent.</text:p>
      <text:p text:style-name="P7">Notez les numéros de révisions des changesets divergents</text:p>
      <text:list xml:id="list2125087275678577822" text:style-name="L33">
        <text:list-item>
          <text:p text:style-name="P43"><text:span text:style-name="T1">Réintégrez la branche du repo work dans celle du repo work-clone à l'aide d'un pull, et remarquez la dernière ligne d'output de la commande.</text:span></text:p>
        </text:list-item>
        <text:list-item>
          <text:p text:style-name="P43"><text:span text:style-name="T1">Pourquoi ne pas faire un push plutôt qu'un pull ?</text:span></text:p>
        </text:list-item>
      </text:list>
      <text:p text:style-name="P64">$ hg h<text:span text:style-name="T10">elp push</text:span></text:p>
      <text:list xml:id="list2288862605718839062" text:style-name="L34">
        <text:list-item>
          <text:p text:style-name="P45"><text:span text:style-name="T1">Combien de HEADs le repo work-clone possède-t-il ?</text:span></text:p>
        </text:list-item>
      </text:list>
      <text:p text:style-name="P64">$ hg <text:span text:style-name="T10">heads</text:span></text:p>
      <text:list xml:id="list5617204489095915791" text:style-name="L35">
        <text:list-item>
          <text:p text:style-name="P46"><text:span text:style-name="T1">Mergez ces deux HEADs</text:span></text:p>
        </text:list-item>
      </text:list>
      <text:p text:style-name="P64">$ hg <text:span text:style-name="T10">merge</text:span></text:p>
      <text:p text:style-name="P4">Les modifications portant sur deux fichiers différents, ce merge ne devrait créer</text:p>
      <text:p text:style-name="P4">aucun conflit</text:p>
      <text:list xml:id="list9219366161472650482" text:style-name="L36">
        <text:list-item>
          <text:p text:style-name="P47"><text:span text:style-name="T1">Combien de parents possède la révision de merge ?</text:span></text:p>
        </text:list-item>
      </text:list>
      <text:p text:style-name="P64">$ hg <text:span text:style-name="T10">parents</text:span></text:p>
      <text:p text:style-name="P4"/>
      <text:p text:style-name="P4">Nous allons maintenant nous mettre dans une situation de résolution de conflit.</text:p>
      <text:list xml:id="list6651233517714969013" text:style-name="L37">
        <text:list-item>
          <text:p text:style-name="P48"><text:span text:style-name="T1">Dans le repo work, ajoutez une ligne au fichier a.txt puis commitez.</text:span></text:p>
        </text:list-item>
        <text:list-item>
          <text:p text:style-name="P48"><text:span text:style-name="T1">Faites de même dans le repo work-clone</text:span></text:p>
        </text:list-item>
        <text:list-item>
          <text:p text:style-name="P48"><text:span text:style-name="T1">Réintégrez la branche work dans work-clone puis mergez, que se passe-t-il ?</text:span></text:p>
        </text:list-item>
        <text:list-item>
          <text:p text:style-name="P48"><text:span text:style-name="T1">Résolvez le conflit</text:span></text:p>
        </text:list-item>
      </text:list>
      <text:h text:style-name="Heading_20_2" text:outline-level="2">Les branches nommées</text:h>
      <text:p text:style-name="P7">Dans le repo work :</text:p>
      <text:list xml:id="list2747907766023091709" text:style-name="L38">
        <text:list-item>
          <text:p text:style-name="P49"><text:span text:style-name="T1">Listez les branche nommées</text:span></text:p>
        </text:list-item>
      </text:list>
      <text:p text:style-name="P64">$ hg <text:span text:style-name="T10">branches</text:span></text:p>
      <text:list xml:id="list5805860941795247472" text:style-name="L39">
        <text:list-item>
          <text:p text:style-name="P50"><text:soft-page-break/><text:span text:style-name="T1">Qu'observez-vous ?</text:span></text:p>
        </text:list-item>
        <text:list-item>
          <text:p text:style-name="P50"><text:span text:style-name="T1">Dans le repo work, créez une branche nommée stable</text:span></text:p>
        </text:list-item>
      </text:list>
      <text:p text:style-name="P64">$ hg <text:span text:style-name="T10">branch stable</text:span></text:p>
      <text:list xml:id="list5276504783579796536" text:style-name="L40">
        <text:list-item>
          <text:p text:style-name="P51"><text:span text:style-name="T1">Vérifiez que la copie de travail se situe dans la branche stable et lister les branches</text:span></text:p>
        </text:list-item>
      </text:list>
      <text:p text:style-name="P64">$ hg <text:span text:style-name="T10">branch<text:line-break/>$ hg branches</text:span></text:p>
      <text:list xml:id="list914875098453833040" text:style-name="L41">
        <text:list-item>
          <text:p text:style-name="P52"><text:span text:style-name="T1">Que remarquez-vous ?</text:span></text:p>
        </text:list-item>
        <text:list-item>
          <text:p text:style-name="P52"><text:span text:style-name="T1">Commitez cette nouvelle branche et listez les branches</text:span></text:p>
        </text:list-item>
      </text:list>
      <text:p text:style-name="P44"/>
      <text:list xml:id="list113914597514067" text:continue-numbering="true" text:style-name="L41">
        <text:list-item>
          <text:p text:style-name="P52"><text:span text:style-name="T1">Commitez des modifications dans la branche stable</text:span></text:p>
        </text:list-item>
        <text:list-item>
          <text:p text:style-name="P52"><text:span text:style-name="T1">Observez l'historique de vos révisions, que remarque-t-on sur les métadonnées des changesets ?</text:span></text:p>
        </text:list-item>
      </text:list>
      <text:p text:style-name="P44"/>
      <text:p text:style-name="P7">Réintégrez la branche stable dans la branche default :</text:p>
      <text:list xml:id="list2141979296353143137" text:style-name="L42">
        <text:list-item>
          <text:p text:style-name="P53"><text:span text:style-name="T1">Mettre à jour la copie de travail sur la dernière révision de default</text:span></text:p>
        </text:list-item>
      </text:list>
      <text:p text:style-name="P64">$ hg <text:span text:style-name="T10">update default</text:span></text:p>
      <text:list xml:id="list1395636109439616765" text:style-name="L43">
        <text:list-item>
          <text:p text:style-name="P54"><text:span text:style-name="T1">Mergez avec la dernière révision de stable</text:span></text:p>
        </text:list-item>
      </text:list>
      <text:p text:style-name="P64">$ hg <text:span text:style-name="T10">merge stable</text:span></text:p>
      <text:p text:style-name="P4">Reprenez le clone work-clone et intégrez les nouvelles révisions avec un pull.</text:p>
      <text:p text:style-name="P4">Observez que la branche stable a bien été propagée.</text:p>
      <text:h text:style-name="Heading_20_2" text:outline-level="2">Bookmarks</text:h>
      <text:list xml:id="list3877798059056527780" text:style-name="L44">
        <text:list-item>
          <text:p text:style-name="P8">Dans le repo work, mettez à jour la copie de travail à la dernière révision de la branche default.</text:p>
        </text:list-item>
        <text:list-item>
          <text:p text:style-name="P8">Créez un bookmark</text:p>
        </text:list-item>
      </text:list>
      <text:p text:style-name="P64">$ hg <text:span text:style-name="T10">bookmark &lt;nom&gt;</text:span></text:p>
      <text:list xml:id="list2967805059102184741" text:style-name="L45">
        <text:list-item>
          <text:p text:style-name="P55"><text:span text:style-name="T1">Affichez la log de cette dernière révision, que remarquez-vous ?</text:span></text:p>
        </text:list-item>
        <text:list-item>
          <text:p text:style-name="P55"><text:span text:style-name="T1">Modifiez vos sources puis commitez</text:span></text:p>
        </text:list-item>
        <text:list-item>
          <text:p text:style-name="P55"><text:span text:style-name="T1">Qu'observe-t'on à propos du bookmark ?</text:span></text:p>
        </text:list-item>
      </text:list>
      <text:p text:style-name="P44"/>
      <text:list xml:id="list113913744394222" text:continue-numbering="true" text:style-name="L45">
        <text:list-item>
          <text:p text:style-name="P55"><text:span text:style-name="T1">Réintégrez ces révisions dans work-clone à l'aide d'un pull</text:span></text:p>
        </text:list-item>
        <text:list-item>
          <text:p text:style-name="P55"><text:span text:style-name="T1">Qu'observe-t-on à propos du bookmark ?</text:span></text:p>
        </text:list-item>
      </text:list>
      <text:p text:style-name="P4">Il est possible de propager les bookmarks entre repositories, comment ?</text:p>
      <text:p text:style-name="P64">$ hg <text:span text:style-name="T10">help pull</text:span></text:p>
      <text:p text:style-name="P4">[+] Supprimez le bookmark dans le repo work</text:p>
      <text:h text:style-name="Heading_20_2" text:outline-level="2">Branches Anonymes</text:h>
      <text:p text:style-name="P7">Dans le repo work :</text:p>
      <text:list xml:id="list2331069022443462645" text:style-name="L46">
        <text:list-item>
          <text:p text:style-name="P56"><text:span text:style-name="T1">Ajoutez du contenu à la source b.txt puis commitez</text:span></text:p>
        </text:list-item>
        <text:list-item>
          <text:p text:style-name="P56"><text:span text:style-name="T1">Mettez à jour votre copie de travail afin qu'elle corresponde à l'état des sources de l'avant dernière révision</text:span></text:p>
        </text:list-item>
        <text:list-item>
          <text:p text:style-name="P56"><text:span text:style-name="T1">Modifiez à nouveau la source b.txt puis commitez</text:span></text:p>
        </text:list-item>
      </text:list>
      <text:p text:style-name="P4">Vous venez de créer une branche annonyme, observez les deux HEADs dans le</text:p>
      <text:p text:style-name="P7">repo.</text:p>
      <text:list xml:id="list7409174396075048328" text:style-name="L47">
        <text:list-item>
          <text:p text:style-name="P57"><text:soft-page-break/><text:span text:style-name="T1">Continuez vos modifications sur ces deux branches puis mergez.</text:span></text:p>
        </text:list-item>
      </text:list>
      <text:p text:style-name="P44"><text:span text:style-name="T1">Qu'observe-t-on sur les métadonnées des révisions concernant ces deux branches ?</text:span></text:p>
      <text:p text:style-name="P44"/>
      <text:list xml:id="list5033162877285698900" text:style-name="L48">
        <text:list-item>
          <text:p text:style-name="P58"><text:span text:style-name="T1">Réintégrer les révisions dans work-clone à l'aide d'un pull.</text:span></text:p>
        </text:list-item>
      </text:list>
      <text:h text:style-name="Heading_20_2" text:outline-level="2">Tags</text:h>
      <text:list xml:id="list4667247862379034350" text:style-name="L49">
        <text:list-item>
          <text:p text:style-name="P59"><text:span text:style-name="T1">Taguez la dernière révision du repo work avec le label v1.0.0</text:span></text:p>
        </text:list-item>
      </text:list>
      <text:p text:style-name="P64">$ hg <text:span text:style-name="T10">tag v1.0.0</text:span></text:p>
      <text:list xml:id="list1506051649971748318" text:style-name="L50">
        <text:list-item>
          <text:p text:style-name="P60"><text:span text:style-name="T1">Observez l'historique, que remarquez-vous ?</text:span></text:p>
        </text:list-item>
        <text:list-item>
          <text:p text:style-name="P60"><text:span text:style-name="T1">Continuez de commiter dans le repo work.</text:span></text:p>
        </text:list-item>
        <text:list-item>
          <text:p text:style-name="P60"><text:span text:style-name="T1">Qu'observe-t-on à propos du tag ?</text:span></text:p>
        </text:list-item>
        <text:list-item>
          <text:p text:style-name="P60"><text:span text:style-name="T1">Ouvrez le fichier .hgtags et analysez sa structure</text:span></text:p>
        </text:list-item>
        <text:list-item>
          <text:p text:style-name="P60"><text:span text:style-name="T1">Mettez à jour votre copie de travail afin qu'elle corresponde à la révision taguée</text:span></text:p>
        </text:list-item>
        <text:list-item>
          <text:p text:style-name="P60"><text:span text:style-name="T1">Réintégrez ce tag dans le repo work-clone</text:span></text:p>
        </text:list-item>
      </text:list>
      <text:h text:style-name="Heading_20_2" text:outline-level="2">Autres clients</text:h>
      <text:p text:style-name="P4">Créez chaque type de branches techniques à l'aide des clients TortoiseHG et Eclip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c972" officeooo:paragraph-rsid="0015c9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ravaux pratiques Mercurial<text:tab/><text:page-number text:select-page="current">9</text:page-number>/<text:page-count>9</text:page-count><text:tab/>Copyright Zenika 2011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Garnier</meta:initial-creator>
    <meta:creation-date>2016-01-04T10:39:43.203659345</meta:creation-date>
    <dc:date>2016-01-04T11:39:13.411651840</dc:date>
    <dc:creator>Alexandre Garnier</dc:creator>
    <meta:editing-duration>PT25M45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9" meta:paragraph-count="241" meta:word-count="1956" meta:character-count="11625" meta:non-whitespace-character-count="10033"/>
  </office:meta>
</office:document-meta>
</file>